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ε</mi>
        <mtext>Carnot</mtext>
      </msub>
      <mrow>
        <mspace width="2em"/>
        <mo stretchy="false">=</mo>
        <mspace width="2em"/>
      </mrow>
      <mfrac>
        <msub>
          <mi>T</mi>
          <mtext>tief</mtext>
        </msub>
        <mrow>
          <msub>
            <mi>T</mi>
            <mtext>hoch</mtext>
          </msub>
          <mrow>
            <mspace width="2em"/>
            <mo stretchy="false">−</mo>
            <mspace width="2em"/>
          </mrow>
          <msub>
            <mi>T</mi>
            <mtext>tief</mtext>
          </msub>
        </mrow>
      </mfrac>
    </mrow>
    <annotation encoding="StarMath 5.0">%ivarepsilon _"Carnot" ~=~ 
{ T _"tief" } over { T _"hoch" ~-~ T _"tief"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00:47:36.856000000</meta:creation-date>
    <dc:date>2015-04-09T01:02:47.249000000</dc:date>
    <meta:editing-duration>PT3M57S</meta:editing-duration>
    <meta:editing-cycles>2</meta:editing-cycles>
    <meta:generator>LibreOffice/4.3.4.1$Windows_x86 LibreOffice_project/bc356b2f991740509f321d70e4512a6a54c5f243</meta:generator>
  </office:meta>
</office:document-meta>
</file>